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/>
    <style:font-face style:name="Arial1" svg:font-family="Arial" style:font-family-generic="swiss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margin-top="0in" fo:margin-bottom="0in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/>
    </style:style>
    <style:style style:name="P2" style:family="paragraph" style:parent-style-name="Text_20_body" style:list-style-name="L1">
      <loext:graphic-properties draw:fill="none" draw:fill-color="#ffffff"/>
      <style:paragraph-properties fo:margin-top="0in" fo:margin-bottom="0in" style:contextual-spacing="false" fo:line-height="138%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3" style:family="paragraph" style:parent-style-name="Text_20_body">
      <style:text-properties fo:font-weight="normal"/>
    </style:style>
    <style:style style:name="T1" style:family="text">
      <style:text-properties style:font-name="Arial" fo:font-size="11pt" fo:font-style="normal" fo:font-weight="normal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docs-internal-guid-17932803-7fff-d1df-dca2-ccc494a1c767"/> <text:span text:style-name="T1">Practical Questions: Don’t copy from notes, do yourself with different names and variables or approaches.</text:span></text:p>
      <text:list text:style-name="L1">
        <text:list-item>
          <text:p text:style-name="P2">Write a program for JTree and Jtable.</text:p>
        </text:list-item>
        <text:list-item>
          <text:p text:style-name="P2">Write a program to implement the JProgressBar with Event Handling .</text:p>
        </text:list-item>
        <text:list-item>
          <text:p text:style-name="P2">Write a program to handle the ChangeEvents in Jsliders.</text:p>
        </text:list-item>
        <text:list-item>
          <text:p text:style-name="P2">Write a program to implement the Menus in swing.</text:p>
        </text:list-item>
        <text:list-item>
          <text:p text:style-name="P2">Write a program to implement all kinds of Borders.</text:p>
        </text:list-item>
        <text:list-item>
          <text:p text:style-name="P2">Write a program to handle KeyEvent using KeyListener interface.</text:p>
        </text:list-item>
        <text:list-item>
          <text:p text:style-name="P2">Write a program to handle the Mouse events using MouseAdapter Class.</text:p>
        </text:list-item>
        <text:list-item>
          <text:p text:style-name="P2">Write a program to handle focus Events using FocusListener interface.</text:p>
        </text:list-item>
        <text:list-item>
          <text:p text:style-name="P2">Write a program to save the information Firstname, Lastname and ContactNumber in a database.</text:p>
        </text:list-item>
        <text:list-item>
          <text:p text:style-name="P2">Write a program to update and delete the row data in the database table using PreparedStatement.</text:p>
        </text:list-item>
        <text:list-item>
          <text:p text:style-name="P2">Write a program to implement the additional properties of ResultSet.</text:p>
        </text:list-item>
        <text:list-item>
          <text:p text:style-name="P2">Write a program for Transaction.</text:p>
        </text:list-item>
        <text:list-item>
          <text:p text:style-name="P2">Write a client and server programs using TCP and UDP.</text:p>
        </text:list-item>
        <text:list-item>
          <text:p text:style-name="P2">Write a JavaFX program to implement all types of layouts/roots.</text:p>
        </text:list-item>
        <text:list-item>
          <text:p text:style-name="P2">Write a JavaFX program to implement the menu.</text:p>
        </text:list-item>
        <text:list-item>
          <text:p text:style-name="P2">Write a program to save cookies using Servlet and JSP.</text:p>
        </text:list-item>
        <text:list-item>
          <text:p text:style-name="P2">Write a program to print “Hello Friends” twenty times using JSP.</text:p>
        </text:list-item>
        <text:list-item>
          <text:p text:style-name="P2">Write a program to display the database table’s complete data (at least ten row data) in a html table using jsp.</text:p>
        </text:list-item>
        <text:list-item>
          <text:p text:style-name="P2">Write a program to implement Session Handling in servlet and JSP.</text:p>
        </text:list-item>
        <text:list-item>
          <text:p text:style-name="P2">Write a program to implement the concept of RMI(Remote Method Invocation)  </text:p>
        </text:list-item>
      </text:list>
      <text:p text:style-name="P3"><text:lin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/>
    <style:font-face style:name="Arial1" svg:font-family="Arial" style:font-family-generic="swiss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3-10T15:02:51.590000000</meta:creation-date>
    <dc:date>2023-03-10T19:50:48.777000000</dc:date>
    <meta:editing-duration>PT4M28S</meta:editing-duration>
    <meta:editing-cycles>3</meta:editing-cycles>
    <meta:generator>LibreOffice/7.5.1.2$Windows_X86_64 LibreOffice_project/fcbaee479e84c6cd81291587d2ee68cba099e129</meta:generator>
    <meta:document-statistic meta:table-count="0" meta:image-count="0" meta:object-count="0" meta:page-count="1" meta:paragraph-count="22" meta:word-count="247" meta:character-count="1434" meta:non-whitespace-character-count="1224"/>
  </office:meta>
</office:document-meta>
</file>